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style-name="ce0"/>
          <table:table-cell table:style-name="ce0"/>
          <table:table-cell table:style-name="ce0" office:value-type="string">
            <text:p>Younger Brother
“Whatever I do, I just can't get the subtle
nuances of his face right.”</text:p>
          </table:table-cell>
          <table:table-cell table:number-columns-repeated="1020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style-name="ce0"/>
          <table:table-cell table:style-name="ce0"/>
          <table:table-cell table:style-name="ce0" office:value-type="string">
            <text:p>Older Sister
“(My little brother's completely absorbed in
making that snowman...)”</text:p>
          </table:table-cell>
          <table:table-cell table:number-columns-repeated="1020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style-name="ce0"/>
          <table:table-cell table:style-name="ce0"/>
          <table:table-cell table:style-name="ce0" office:value-type="string">
            <text:p>Older Sister
“(...I've needed to go to the toilet for a while
now...)”</text:p>
          </table:table-cell>
          <table:table-cell table:number-columns-repeated="1020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style-name="ce0"/>
          <table:table-cell table:style-name="ce0"/>
          <table:table-cell table:style-name="ce0" office:value-type="string">
            <text:p>Older Sister
“(But as the older sibling, I can't take my eyes
off of him...)”</text:p>
          </table:table-cell>
          <table:table-cell table:number-columns-repeated="1020"/>
        </table:table-row>
        <table:table-row>
          <table:table-cell table:style-name="ce0" office:value-type="string">
            <text:p>姉
「まだ作りたいの・・・？」</text:p>
          </table:table-cell>
          <table:table-cell table:style-name="ce0"/>
          <table:table-cell table:style-name="ce0"/>
          <table:table-cell table:style-name="ce0" office:value-type="string">
            <text:p>Older Sister
“Are you done making him yet...?”</text:p>
          </table:table-cell>
          <table:table-cell table:number-columns-repeated="1020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style-name="ce0"/>
          <table:table-cell table:style-name="ce0"/>
          <table:table-cell table:style-name="ce0" office:value-type="string">
            <text:p>Older Sister
“(Oh, well. I'll just endure it for a little longer.)”</text:p>
          </table:table-cell>
          <table:table-cell table:number-columns-repeated="1020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boy is immersed in the sculpting of his
snowman. Let's come back later.)</text:p>
          </table:table-cell>
          <table:table-cell table:number-columns-repeated="1020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ど、どうしよぅっ！！？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弟
「うん、分かった！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はううぅぅ・・・っ！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う、ぅ・・・っ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  <table:table-row>
          <table:table-cell table:style-name="ce0" office:value-type="string">
            <text:p>姉
「あ、えと、これは、あの////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  <table:table-row>
          <table:table-cell table:style-name="ce0" office:value-type="string">
            <text:p>姉
「・・・・・・。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弟
「・・・・・・。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  <table:table-row>
          <table:table-cell table:style-name="ce0" office:value-type="string">
            <text:p>姉
「か・・・帰ろっか・・・」</text:p>
          </table:table-cell>
          <table:table-cell table:style-name="ce0"/>
          <table:table-cell table:style-name="ce0"/>
          <table:table-cell table:style-name="ce0" office:value-type="string">
            <text:p>Older Sister
“”</text:p>
          </table:table-cell>
          <table:table-cell table:number-columns-repeated="1020"/>
        </table:table-row>
        <table:table-row>
          <table:table-cell table:style-name="ce0" office:value-type="string">
            <text:p>弟
「そうだね・・・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style-name="ce0"/>
          <table:table-cell table:style-name="ce0"/>
          <table:table-cell table:style-name="ce0" office:value-type="string">
            <text:p>Younger Brother
“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